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elision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0.989414" calcext:value-type="float">
            <text:p>0.989414</text:p>
          </table:table-cell>
          <table:table-cell office:value-type="float" office:value="0.981829" calcext:value-type="float">
            <text:p>0.981829</text:p>
          </table:table-cell>
          <table:table-cell office:value-type="float" office:value="0.982857" calcext:value-type="float">
            <text:p>0.982857</text:p>
          </table:table-cell>
        </table:table-row>
        <table:table-row table:style-name="ro1">
          <table:table-cell office:value-type="string" calcext:value-type="string">
            <text:p>Hex</text:p>
          </table:table-cell>
          <table:table-cell office:value-type="float" office:value="0.957229" calcext:value-type="float">
            <text:p>0.957229</text:p>
          </table:table-cell>
          <table:table-cell office:value-type="float" office:value="0.927843" calcext:value-type="float">
            <text:p>0.927843</text:p>
          </table:table-cell>
          <table:table-cell office:value-type="float" office:value="0.987971" calcext:value-type="float">
            <text:p>0.987971</text:p>
          </table:table-cell>
        </table:table-row>
        <table:table-row table:style-name="ro1">
          <table:table-cell office:value-type="string" calcext:value-type="string">
            <text:p>Hex_ele</text:p>
          </table:table-cell>
          <table:table-cell office:value-type="float" office:value="0.993629" calcext:value-type="float">
            <text:p>0.993629</text:p>
          </table:table-cell>
          <table:table-cell office:value-type="float" office:value="0.988957" calcext:value-type="float">
            <text:p>0.988957</text:p>
          </table:table-cell>
          <table:table-cell office:value-type="float" office:value="0.992357" calcext:value-type="float">
            <text:p>0.992357</text:p>
          </table:table-cell>
        </table:table-row>
        <table:table-row table:style-name="ro1">
          <table:table-cell office:value-type="string" calcext:value-type="string">
            <text:p>Verg</text:p>
          </table:table-cell>
          <table:table-cell office:value-type="float" office:value="0.954414" calcext:value-type="float">
            <text:p>0.954414</text:p>
          </table:table-cell>
          <table:table-cell office:value-type="float" office:value="0.924186" calcext:value-type="float">
            <text:p>0.924186</text:p>
          </table:table-cell>
          <table:table-cell office:value-type="float" office:value="0.947743" calcext:value-type="float">
            <text:p>0.9477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2-03-16T10:36:16.124524369</meta:creation-date>
    <dc:date>2022-03-16T11:25:44.182494143</dc:date>
    <dc:creator>Luuk Nolden</dc:creator>
    <meta:editing-duration>PT39M18S</meta:editing-duration>
    <meta:editing-cycles>1</meta:editing-cycles>
    <meta:document-statistic meta:table-count="1" meta:cell-count="19" meta:object-count="0"/>
    <meta:generator>LibreOffice/7.2.5.2$Linux_X86_64 LibreOffice_project/20$Build-2</meta:generator>
  </office:meta>
</office:document-meta>
</file>